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0.47cm" fo:min-width="0.22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start="Arrow" draw:marker-start-width="0.305cm" draw:marker-end="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b2b2b2"/>
      <style:paragraph-properties fo:text-align="center"/>
      <style:text-properties fo:font-size="12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016cm" svg:height="1.016cm" svg:x="6.588cm" svg:y="3.032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7.604cm" svg:y1="3.54cm" svg:x2="9.911cm" svg:y2="3.942cm" draw:start-shape="id1" draw:start-glue-point="10" draw:end-shape="id2" draw:end-glue-point="5" svg:d="M7604 3540c1620 0 467 402 2307 402" svg:viewBox="0 0 2308 403">
          <text:p/>
        </draw:connector>
        <draw:custom-shape draw:style-name="gr1" draw:text-style-name="P2" xml:id="id2" draw:id="id2" draw:layer="layout" svg:width="1.016cm" svg:height="1.016cm" svg:x="9.763cm" svg:y="3.794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016cm" svg:height="1.016cm" svg:x="6.39cm" svg:y="4.934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016cm" svg:height="1.016cm" svg:x="11.922cm" svg:y="5.064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10.631cm" svg:y1="3.942cm" svg:x2="12.43cm" svg:y2="5.064cm" draw:start-shape="id2" draw:start-glue-point="11" draw:end-shape="id3" draw:end-glue-point="4" svg:d="M10631 3942c1200 0 1799 374 1799 1122" svg:viewBox="0 0 1800 1123">
          <text:p/>
        </draw:connector>
        <draw:connector draw:style-name="gr3" draw:text-style-name="P3" draw:layer="layout" draw:type="curve" svg:x1="10.631cm" svg:y1="4.662cm" svg:x2="12.07cm" svg:y2="5.212cm" draw:start-shape="id2" draw:start-glue-point="9" draw:end-shape="id3" draw:end-glue-point="5" svg:d="M10631 4662c1080 0 361 550 1439 550" svg:viewBox="0 0 1440 551">
          <text:p/>
        </draw:connector>
        <draw:connector draw:style-name="gr2" draw:text-style-name="P3" draw:layer="layout" draw:type="curve" svg:x1="9.763cm" svg:y1="4.302cm" svg:x2="7.456cm" svg:y2="3.9cm" draw:start-shape="id2" draw:start-glue-point="6" draw:end-shape="id1" draw:end-glue-point="9" svg:d="M9763 4302c-1618 0-465-402-2307-402" svg:viewBox="0 0 2308 403">
          <text:p/>
        </draw:connector>
        <draw:connector draw:style-name="gr2" draw:text-style-name="P3" draw:layer="layout" draw:type="curve" svg:x1="9.911cm" svg:y1="4.662cm" svg:x2="7.406cm" svg:y2="5.442cm" draw:start-shape="id2" draw:start-glue-point="7" draw:end-shape="id4" draw:end-glue-point="10" svg:d="M9911 4662c-1989 0-737 780-2505 780" svg:viewBox="0 0 2506 781">
          <text:p/>
        </draw:connector>
        <draw:connector draw:style-name="gr2" draw:text-style-name="P3" draw:layer="layout" draw:type="curve" svg:x1="12.43cm" svg:y1="6.08cm" svg:x2="6.898cm" svg:y2="5.95cm" draw:start-shape="id3" draw:start-glue-point="8" draw:end-shape="id4" draw:end-glue-point="8" svg:d="M12430 6080c0 753-5532 818-5532-130" svg:viewBox="0 0 5533 704">
          <text:p/>
        </draw:connector>
        <draw:connector draw:style-name="gr2" draw:text-style-name="P3" draw:layer="layout" draw:type="curve" svg:x1="7.258cm" svg:y1="5.802cm" svg:x2="12.07cm" svg:y2="5.932cm" draw:start-shape="id4" draw:start-glue-point="9" draw:end-shape="id3" draw:end-glue-point="7" svg:d="M7258 5802c3610 0 1205 130 4812 130" svg:viewBox="0 0 4813 13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7T12:18:01.561476209</meta:creation-date>
    <dc:date>2021-01-04T23:08:23.780103408</dc:date>
    <meta:editing-duration>PT19M57S</meta:editing-duration>
    <meta:editing-cycles>5</meta:editing-cycles>
    <meta:generator>LibreOffice/6.4.6.2$Linux_X86_64 LibreOffice_project/40$Build-2</meta:generator>
    <meta:document-statistic meta:object-count="11"/>
  </office:meta>
</office:document-meta>
</file>